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8d1b4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18d1b4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1b4" officeooo:paragraph-rsid="0018d1b4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1b4" officeooo:paragraph-rsid="001d748b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9b9c4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bf6f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18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8d1b4"/>
    </style:style>
    <style:style style:name="P19" style:family="paragraph" style:parent-style-name="Texto_20_tabela">
      <style:paragraph-properties fo:text-align="center" style:justify-single-word="false" style:snap-to-layout-grid="false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23" style:family="paragraph" style:parent-style-name="Texto_20_tabela">
      <style:paragraph-properties fo:text-align="center" style:justify-single-word="false" style:snap-to-layout-grid="false"/>
      <style:text-properties officeooo:rsid="0014c467" officeooo:paragraph-rsid="0014c467"/>
    </style:style>
    <style:style style:name="P24" style:family="paragraph" style:parent-style-name="CabecalhoTabela">
      <style:paragraph-properties style:snap-to-layout-grid="false"/>
    </style:style>
    <style:style style:name="P25" style:family="paragraph" style:parent-style-name="CabecalhoTabela">
      <style:paragraph-properties style:snap-to-layout-grid="false"/>
      <style:text-properties officeooo:paragraph-rsid="0002101b"/>
    </style:style>
    <style:style style:name="P26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30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3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3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11e3b8"/>
    </style:style>
    <style:style style:name="P34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5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02101b"/>
    </style:style>
    <style:style style:name="T5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0pt" fo:language="pt" fo:country="BR" officeooo:rsid="0017902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9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0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0pt" style:font-name-asian="Times New Roman" style:font-size-asian="10pt"/>
    </style:style>
    <style:style style:name="T14" style:family="text">
      <style:text-properties fo:font-size="10pt" officeooo:rsid="004b5cce" style:font-name-asian="Times New Roman" style:font-size-asian="10pt"/>
    </style:style>
    <style:style style:name="T15" style:family="text">
      <style:text-properties fo:font-size="10pt" officeooo:rsid="000cf120" style:font-name-asian="Times New Roman" style:font-size-asian="10pt"/>
    </style:style>
    <style:style style:name="T16" style:family="text">
      <style:text-properties fo:font-size="10pt" officeooo:rsid="000f583d" style:font-name-asian="Times New Roman" style:font-size-asian="10pt"/>
    </style:style>
    <style:style style:name="T17" style:family="text">
      <style:text-properties fo:font-size="10pt" style:font-size-asian="10pt"/>
    </style:style>
    <style:style style:name="T18" style:family="text">
      <style:text-properties fo:font-size="10pt" officeooo:rsid="000f583d" style:font-size-asian="10pt"/>
    </style:style>
    <style:style style:name="T19" style:family="text">
      <style:text-properties officeooo:rsid="000927e4"/>
    </style:style>
    <style:style style:name="T20" style:family="text">
      <style:text-properties officeooo:rsid="00115311"/>
    </style:style>
    <style:style style:name="T21" style:family="text">
      <style:text-properties officeooo:rsid="0014c467"/>
    </style:style>
    <style:style style:name="T22" style:family="text">
      <style:text-properties officeooo:rsid="0015e993"/>
    </style:style>
    <style:style style:name="T23" style:family="text">
      <style:text-properties officeooo:rsid="0018d1b4"/>
    </style:style>
    <style:style style:name="T24" style:family="text">
      <style:text-properties officeooo:rsid="0017e711"/>
    </style:style>
    <style:style style:name="T25" style:family="text">
      <style:text-properties officeooo:rsid="001fa425"/>
    </style:style>
    <style:style style:name="T26" style:family="text">
      <style:text-properties officeooo:rsid="000e6f81"/>
    </style:style>
    <style:style style:name="T27" style:family="text">
      <style:text-properties officeooo:rsid="000f583d"/>
    </style:style>
    <style:style style:name="T28" style:family="text">
      <style:text-properties officeooo:rsid="00206efe"/>
    </style:style>
    <style:style style:name="T29" style:family="text">
      <style:text-properties officeooo:rsid="001fef2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4">GRH</text:span> – Gestão de <text:span text:style-name="T4">Recursos Humanos</text:span></text:p>
      <text:p text:style-name="P8"/>
      <text:p text:style-name="P6">Documento de Especificação de Caso de Uso</text:p>
      <text:p text:style-name="P6"/>
      <text:p text:style-name="P7">UC<text:span text:style-name="T21">14</text:span> – <text:span text:style-name="T22">Avaliar Plano de Estágio</text:span></text:p>
      <text:p text:style-name="P9"/>
      <text:p text:style-name="P9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4">Data</text:p>
          </table:table-cell>
          <table:table-cell table:style-name="Tabela1.A1" office:value-type="string">
            <text:p text:style-name="P24">Versão</text:p>
          </table:table-cell>
          <table:table-cell table:style-name="Tabela1.A1" office:value-type="string">
            <text:p text:style-name="P25">Responsável</text:p>
          </table:table-cell>
          <table:table-cell table:style-name="Tabela1.D1" office:value-type="string">
            <text:p text:style-name="P24">Alteração</text:p>
          </table:table-cell>
        </table:table-row>
        <table:table-row table:style-name="Tabela1.1">
          <table:table-cell table:style-name="Tabela1.A1" office:value-type="string">
            <text:p text:style-name="P20"><text:span text:style-name="T21">28/09/</text:span>2015</text:p>
          </table:table-cell>
          <table:table-cell table:style-name="Tabela1.A1" office:value-type="string">
            <text:p text:style-name="P19">1.0</text:p>
          </table:table-cell>
          <table:table-cell table:style-name="Tabela1.A1" office:value-type="string">
            <text:p text:style-name="P23">Rayson Santos de Lima</text:p>
          </table:table-cell>
          <table:table-cell table:style-name="Tabela1.D1" office:value-type="string">
            <text:p text:style-name="P31">Criação do documento</text:p>
          </table:table-cell>
        </table:table-row>
        <table:table-row table:style-name="Tabela1.1"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D3" office:value-type="string">
            <text:p text:style-name="P32"/>
          </table:table-cell>
        </table:table-row>
        <table:table-row table:style-name="Tabela1.1">
          <table:table-cell table:style-name="Tabela1.A3" office:value-type="string">
            <text:p text:style-name="P22"/>
          </table:table-cell>
          <table:table-cell table:style-name="Tabela1.A3" office:value-type="string">
            <text:p text:style-name="P22"/>
          </table:table-cell>
          <table:table-cell table:style-name="Tabela1.A3" office:value-type="string">
            <text:p text:style-name="P22"/>
          </table:table-cell>
          <table:table-cell table:style-name="Tabela1.D3" office:value-type="string">
            <text:p text:style-name="P33"/>
          </table:table-cell>
        </table:table-row>
      </table:table>
      <text:section text:style-name="Sect1" text:name="Seção1">
        <text:list xml:id="list5725191129750968792" text:style-name="WW8Num2">
          <text:list-item>
            <text:h text:style-name="P30" text:outline-level="1"><text:bookmark-start text:name="_Ref439573339"/><text:bookmark-start text:name="_Ref418497390"/>CASOS DE USO: <text:span text:style-name="T29">AVALIAR PLANO DE ESTÁGIO</text:span></text:h>
            <text:list>
              <text:list-item>
                <text:h text:style-name="P27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26"><text:span text:style-name="Fonte_20_parág._20_padrão"><text:span text:style-name="T5">Este caso de uso descreve o processo em que </text:span></text:span><text:span text:style-name="Fonte_20_parág._20_padrão"><text:span text:style-name="T6">o </text:span></text:span><text:span text:style-name="Fonte_20_parág._20_padrão"><text:span text:style-name="T7">coordenador</text:span></text:span><text:span text:style-name="Fonte_20_parág._20_padrão"><text:span text:style-name="T6"> </text:span></text:span><text:span text:style-name="Fonte_20_parág._20_padrão"><text:span text:style-name="T7">avalia o plano de estágio submetido</text:span></text:span><text:span text:style-name="Fonte_20_parág._20_padrão"><text:span text:style-name="T6"> </text:span></text:span><text:span text:style-name="Fonte_20_parág._20_padrão"><text:span text:style-name="T7">pelo estagiário. </text:span></text:span></text:p>
        <text:list xml:id="list95920506486442" text:continue-numbering="true" text:style-name="WW8Num2">
          <text:list-item>
            <text:list>
              <text:list-item>
                <text:h text:style-name="P29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23">Coordenador.</text:span></text:p>
        <text:list xml:id="list95919999514507" text:continue-numbering="true" text:style-name="WW8Num2">
          <text:list-item>
            <text:list>
              <text:list-item>
                <text:h text:style-name="P28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1.<text:tab/><text:span text:style-name="T24">Coordenador seleciona a opção de “Acompanhamento de Avaliação” do estagiário</text:span></text:p>
        <text:p text:style-name="P2"><text:span text:style-name="T25">2</text:span>.<text:tab/><text:span text:style-name="T26">Sistema exibe informações do acompanhamento da avaliação do estagiário</text:span></text:p>
        <text:p text:style-name="P3">3.<text:tab/>Coordenador seleciona a opção de <text:span text:style-name="T23">avaliar plano de estagio</text:span></text:p>
        <text:p text:style-name="P3">4.<text:tab/><text:span text:style-name="T23">Sistema exibe o plano de estagio e pede a nota e status de entrega (em avaliação, aceito, não aceito)</text:span></text:p>
        <text:p text:style-name="P5">5.<text:tab/>Coordenador <text:span text:style-name="T28">informa os dados requeridos e </text:span>confirma a operação</text:p>
        <text:p text:style-name="P4">6.<text:tab/>Sistema mostra mensagem de confirmação</text:p>
        <text:p text:style-name="P18"><text:bookmark-end text:name="_Ref88992566"/></text:p>
        <text:p text:style-name="P17"><text:span text:style-name="T8">1.</text:span><text:span text:style-name="T9">4</text:span><text:span text:style-name="T8"><text:tab/>Fluxos </text:span><text:span text:style-name="T10">Alternativos</text:span></text:p>
        <text:p text:style-name="P15"><text:tab/>Não se aplica</text:p>
        <text:p text:style-name="P13"/>
        <text:p text:style-name="P17"><text:span text:style-name="T8">1.</text:span><text:span text:style-name="T10">5</text:span><text:span text:style-name="T8"><text:tab/>Fluxos de Exceção</text:span></text:p>
        <text:p text:style-name="P14"><text:tab/><text:span text:style-name="T27">Não se aplica</text:span></text:p>
        <text:p text:style-name="P10"/>
        <text:list xml:id="list2199571419818386901" text:style-name="L1">
          <text:list-header>
            <text:p text:style-name="P36"><text:soft-page-break/><text:span text:style-name="T14">1.</text:span><text:span text:style-name="T16">6</text:span><text:span text:style-name="T12"> <text:tab/>Pré-Condições</text:span></text:p>
          </text:list-header>
        </text:list>
        <text:p text:style-name="P11">Usuário Autenticado</text:p>
        <text:p text:style-name="P11">Para que o caso de uso seja iniciado é necessário que o usuário esteja autenticando no sistema e possua permissão de acesso a esta funcionalidade</text:p>
        <text:p text:style-name="P12"/>
        <text:list xml:id="list95921138226873" text:continue-numbering="true" text:style-name="L1">
          <text:list-header>
            <text:p text:style-name="P37"><text:span text:style-name="T13">1.</text:span><text:span text:style-name="T15">6</text:span><text:span text:style-name="T13"> </text:span><text:span text:style-name="T11"><text:tab/>Pós-Condições</text:span></text:p>
            <text:p text:style-name="P38"/>
            <text:p text:style-name="P35"><text:span text:style-name="T17">1.</text:span><text:span text:style-name="T18">7</text:span><text:span text:style-name="T17"> </text:span><text:tab/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span text:style-name="T20">Regras de Negócio</text:span></text:p>
          </text:list-header>
        </text:list>
        <text:p text:style-name="P16"><text:s text:c="2"/><text:tab/>Não se aplica</text:p>
        <text:list xml:id="list95920611356175" text:continue-numbering="true" text:style-name="L1">
          <text:list-item>
            <text:list>
              <text:list-item>
                <text:list>
                  <text:list-header>
                    <text:p text:style-name="P39"/>
                  </text:list-header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8T09:59:18.975385880</dc:date>
    <meta:print-date>2007-05-07T23:41:00</meta:print-date>
    <meta:editing-cycles>27</meta:editing-cycles>
    <meta:editing-duration>PT1H16M40S</meta:editing-duration>
    <meta:generator>LibreOffice/4.2.7.2$Linux_X86_64 LibreOffice_project/420m0$Build-2</meta:generator>
    <meta:document-statistic meta:table-count="1" meta:image-count="2" meta:object-count="0" meta:page-count="2" meta:paragraph-count="34" meta:word-count="190" meta:character-count="1158" meta:non-whitespace-character-count="995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